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8bbb3" officeooo:paragraph-rsid="0008bbb3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8bbb3" officeooo:paragraph-rsid="0008bbb3"/>
    </style:style>
    <style:style style:name="P3" style:family="paragraph" style:parent-style-name="Standard">
      <style:paragraph-properties fo:margin-top="0in" fo:margin-bottom="0in" style:contextual-spacing="false"/>
      <style:text-properties style:font-name="Georgia" officeooo:rsid="000be3a7" officeooo:paragraph-rsid="000be3a7"/>
    </style:style>
    <style:style style:name="P4" style:family="paragraph" style:parent-style-name="Standard">
      <style:paragraph-properties fo:margin-top="0in" fo:margin-bottom="0in" style:contextual-spacing="false"/>
      <style:text-properties style:font-name="Georgia" officeooo:rsid="000d535c" officeooo:paragraph-rsid="000d535c"/>
    </style:style>
    <style:style style:name="P5" style:family="paragraph" style:parent-style-name="Standard">
      <style:paragraph-properties fo:margin-top="0in" fo:margin-bottom="0in" style:contextual-spacing="false"/>
      <style:text-properties style:font-name="Georgia" officeooo:rsid="000f206c" officeooo:paragraph-rsid="000f206c"/>
    </style:style>
    <style:style style:name="T1" style:family="text">
      <style:text-properties officeooo:rsid="000a1d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'm pretty sure this space craft wasn't meant for long extended flight. I mean the aliens are nice and everything, but they can be rather annoying at times. Always coming into my room and probing me. <text:span text:style-name="T1">Well I'm sure they don't want to kill me...I hope. Hopefully they just want to test things and do the random stuff...you know alien things.</text:span></text:p>
      <text:p text:style-name="P2"/>
      <text:p text:style-name="P3">Did I mention they fed us well? Oh hell yeah they did. We were eating steaks and whatever we wanted to basically. I of course made sure they didn't want to fatten us up so they could eat us. But that's beside the point. They wanted us fed well.</text:p>
      <text:p text:style-name="P3"/>
      <text:p text:style-name="P4">Whatever the case for the food, at least it was good food.</text:p>
      <text:p text:style-name="P4"/>
      <text:p text:style-name="P4">Walking around my room I had anything I wanted. All the pleasantries of life. Well all but freedom. It didn't seem to be fair at first, but then I came across their extensive library. Now when I say it was extensive, I mean extensive. They had books from their race as far as the eyes could see.</text:p>
      <text:p text:style-name="P4"/>
      <text:p text:style-name="P4">Talk about something amazing.</text:p>
      <text:p text:style-name="P4"/>
      <text:p text:style-name="P4">I started reading immediately. They seemed to be pleased I was taking it all in so eagerly.</text:p>
      <text:p text:style-name="P4"/>
      <text:p text:style-name="P4">Among the earlier centuries of their people, they had wars. So many wars it's impossible to count them all accurately. Probably due to records being destroyed in the process.</text:p>
      <text:p text:style-name="P4"/>
      <text:p text:style-name="P4"><text:soft-page-break/>But they survived. No matter what problems arose in their society, they survived to become the race they are today. Now if that's not amazing, I don't know what is.</text:p>
      <text:p text:style-name="P4"/>
      <text:p text:style-name="P5">The funny thing, I'm content to be among them. You could say I am actually happy for once in life. I'm not sure why I'm happy...I just am.</text:p>
      <text:p text:style-name="P5"/>
      <text:p text:style-name="P5">Can't wait to see where we're headed. They just scooped us up and took off. They didn't bother to mention exactly where we're going.</text:p>
      <text:p text:style-name="P5"/>
      <text:p text:style-name="P5">So I guess, we'll just have to wait and see what happe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creator>Kyle Eggleston</dc:creator>
    <dc:date>2015-06-15T15:29:41.898432146</dc:date>
    <meta:editing-cycles>7</meta:editing-cycles>
    <meta:editing-duration>PT53M36S</meta:editing-duration>
    <meta:generator>LibreOffice/4.2.8.2$Linux_X86_64 LibreOffice_project/420m0$Build-2</meta:generator>
    <meta:document-statistic meta:table-count="0" meta:image-count="0" meta:object-count="0" meta:page-count="2" meta:paragraph-count="11" meta:word-count="323" meta:character-count="1721" meta:non-whitespace-character-count="1409"/>
    <meta:template xlink:type="simple" xlink:actuate="onRequest" xlink:title="Normal.dotm" xlink:href=""/>
  </office:meta>
</office:document-meta>
</file>